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6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Germantown Septbr 26. 92/</text:p>
      <text:p text:style-name="P2">Dear Dr Morais! I beg to acknowledge/ the receipt of check for $10 of Mr Charles Hoffman/ sent to you for services rendered at the funeral of/ his lamented brother, and kindly endorsed by you to/ my order. <text:s/>I thank you very much for your professional/ courtesy and brotherly devotion. <text:s/>Stricken down with/ grief and sickness I feel acts of kindness shown/ to me as much deeper, and appreciate them as/ balms of consolation on a wounded heart./</text:p>
      <text:p text:style-name="P2">I pray that your life may be prolonged and spent/ in undisturbed activity and blessedness./</text:p>
      <text:p text:style-name="P2"><text:tab/>Yours/ M Jastrow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15:51.97</meta:creation-date>
    <meta:document-statistic meta:table-count="0" meta:image-count="0" meta:object-count="0" meta:page-count="2" meta:paragraph-count="64" meta:word-count="264" meta:character-count="1847"/>
    <dc:date>2011-12-06T14:19:50.60</dc:date>
    <dc:creator>Penn Libraries</dc:creator>
    <meta:editing-duration>PT00H03M58S</meta:editing-duration>
    <meta:editing-cycles>1</meta:editing-cycles>
    <meta:generator>OpenOffice.org/3.2$Win32 OpenOffice.org_project/320m12$Build-9483</meta:generator>
  </office:meta>
</office:document-meta>
</file>